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size="25pt" style:font-size-asian="25pt" style:font-size-complex="25pt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6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P11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00FFFF" style:language-asian="ru" style:country-asian="RU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00FFFF" style:language-asian="ru" style:country-asian="RU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00FFFF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00FFFF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00FFFF" fo:language="en" fo:country="US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00FFFF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00FFFF" fo:language="en" fo:country="US" style:language-asian="ru" style:country-asian="RU"/>
    </style:style>
    <style:style style:name="P22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24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28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30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32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34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36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38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P41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43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P46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48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50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52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54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56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58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62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64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P67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P70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72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74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P77" style:parent-style-name="Standard" style:list-style-name="WWNum1" style:family="paragraph">
      <style:paragraph-properties style:vertical-align="middle" fo:margin-bottom="0in" fo:line-height="100%" fo:margin-left="0.375in">
        <style:tab-stops/>
      </style:paragraph-properties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P80" style:parent-style-name="Standard" style:family="paragraph">
      <style:paragraph-properties style:vertical-align="middle" fo:margin-bottom="0in" fo:line-height="100%"/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2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4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6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8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0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2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4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98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102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P107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fo:language="en" fo:country="US" style:language-asian="ru" style:country-asian="RU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111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background-color="#FFFF00" style:language-asian="ru" style:country-asian="RU"/>
    </style:style>
    <style:style style:name="P113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5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9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P122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24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26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28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36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fo:language="en" fo:country="US" style:language-asian="ru" style:country-asian="RU"/>
    </style:style>
    <style:style style:name="P139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41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43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45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47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49" style:parent-style-name="Standard" style:list-style-name="WWNum2" style:family="paragraph">
      <style:paragraph-properties style:vertical-align="middle" fo:margin-bottom="0in" fo:line-height="100%" fo:margin-left="0.375in">
        <style:tab-stops/>
      </style:paragraph-properties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</office:automatic-styles>
  <office:body>
    <office:text text:use-soft-page-breaks="true">
      <text:p text:style-name="P1"><text:span text:style-name="T2">Вопросы по курсу «Операционные системы» за 2023/23 уч. год.</text:span></text:p>
      <text:p text:style-name="Standard"><text:span text:style-name="T3">Часть 1.</text:span></text:p>
      <text:list text:style-name="WWNum1">
        <text:list-item text:start-value="1">
          <text:p text:style-name="P4"><text:span text:style-name="T5">Общее представление об операционных системах. Местоположение ОС. Функции ОС. Развитие операционных систем</text:span></text:p>
        </text:list-item>
        <text:list-item>
          <text:p text:style-name="P6"><text:span text:style-name="T7">Классификация ОС по функциональным характеристикам</text:span></text:p>
        </text:list-item>
        <text:list-item>
          <text:p text:style-name="P8"><text:span text:style-name="T9">Структурная классификация<text:s/></text:span><text:span text:style-name="T10">ОС</text:span></text:p>
        </text:list-item>
        <text:list-item>
          <text:p text:style-name="P11"><text:span text:style-name="T12">Понятие процесса</text:span><text:span text:style-name="T13">.<text:s/></text:span><text:span text:style-name="T14">Память процесса</text:span><text:span text:style-name="T15">.<text:s/></text:span><text:span text:style-name="T16">Инициализация и завершение процесса</text:span><text:span text:style-name="T17">.<text:s/></text:span><text:span text:style-name="T18">Отличие между процессами в<text:s/></text:span><text:span text:style-name="T19">Windows<text:s/></text:span><text:span text:style-name="T20">и<text:s/></text:span><text:span text:style-name="T21">Unix</text:span></text:p>
        </text:list-item>
        <text:list-item>
          <text:p text:style-name="P22"><text:span text:style-name="T23">Понятие процесса. Состояния процесса. Таблица процессов. Механизм прерываний. Моделирование режима многозадачности</text:span></text:p>
        </text:list-item>
        <text:list-item>
          <text:p text:style-name="P24"><text:span text:style-name="T25">Понятие процесса. Каналы (</text:span><text:span text:style-name="T26">pipes</text:span><text:span text:style-name="T27">). Особенности работы различных видов каналов. Организация процессов в группы</text:span></text:p>
        </text:list-item>
        <text:list-item>
          <text:p text:style-name="P28"><text:span text:style-name="T29">Понятие потока. Причины создания потоков. Реализация сервера для обработки запросов через однопоточный процессы и множество потоков. Реализация сервера для обработки запросов через машину с конечным числом состояний</text:span></text:p>
        </text:list-item>
        <text:list-item>
          <text:p text:style-name="P30"><text:span text:style-name="T31">Понятие потока. Причины создания потоков. Объекты, относящиеся к процессам и потокам. Стратегии реализации потоков (плюсы и минусы каждого подхода). Всплывающие потоки</text:span></text:p>
        </text:list-item>
        <text:list-item>
          <text:p text:style-name="P32"><text:span text:style-name="T33">Метрики параллельных алгоритмов, верхние оценки ускорения</text:span></text:p>
        </text:list-item>
        <text:list-item>
          <text:p text:style-name="P34"><text:span text:style-name="T35">Понятие критической области. Взаимоисключение с активным ожиданием. Запрещение прерываний, блокирующие переменные и строгое чередование</text:span></text:p>
        </text:list-item>
        <text:list-item>
          <text:p text:style-name="P36"><text:span text:style-name="T37">Понятие критической области. Взаимоисключение с активным ожиданием. Алгоритм Петерсона</text:span></text:p>
        </text:list-item>
        <text:list-item>
          <text:p text:style-name="P38"><text:span text:style-name="T39">Понятие критической области. Взаимоисключение с активным ожиданием. Команда<text:s/></text:span><text:span text:style-name="T40">TCL</text:span></text:p>
        </text:list-item>
        <text:list-item>
          <text:p text:style-name="P41"><text:span text:style-name="T42">Понятие критической области. Приостановка и активизация. Семафор, мьютекс и условная переменная</text:span></text:p>
        </text:list-item>
        <text:list-item>
          <text:p text:style-name="P43"><text:span text:style-name="T44">Понятие критической области. Передача сообщений. Барьеры. События (</text:span><text:span text:style-name="T45">Events)</text:span></text:p>
        </text:list-item>
        <text:list-item>
          <text:p text:style-name="P46"><text:span text:style-name="T47">Понятие взаимоблокировки. Условия возникновения. Моделирование взаимоблокировок</text:span></text:p>
        </text:list-item>
        <text:list-item>
          <text:p text:style-name="P48"><text:span text:style-name="T49">Понятие взаимоблокировки. Способы борьбы со взаимоблокировками. Способы борьбы «Игнорирование» и «Обнаружение и восстановление»</text:span></text:p>
        </text:list-item>
        <text:list-item>
          <text:p text:style-name="P50"><text:span text:style-name="T51">Понятие взаимоблокировки. Способы борьбы со взаимоблокировками. Уклонение от взаимоблокировки. Траектория ресурса и Алгоритм банкира</text:span></text:p>
        </text:list-item>
        <text:list-item>
          <text:p text:style-name="P52"><text:span text:style-name="T53">Понятие взаимоблокировки. Способы борьбы со взаимоблокировками. Предотвращение взаимоблокировки.</text:span></text:p>
        </text:list-item>
        <text:list-item>
          <text:p text:style-name="P54"><text:span text:style-name="T55">Планирование процессов. Условия планирования. Виды планирования, основные характеристики при планировании</text:span></text:p>
        </text:list-item>
        <text:list-item>
          <text:p text:style-name="P56"><text:span text:style-name="T57">Планирование процессов. Планирование в пакетных системах</text:span></text:p>
        </text:list-item>
        <text:list-item>
          <text:p text:style-name="P58"><text:span text:style-name="T59">Планирование процессов. Планирование в интерактивных системах. Циклическое и приоритетное планирование. Использование нескольких очередей. Выбор следующего самого короткого</text:span><text:span text:style-name="T60"><text:s/></text:span><text:span text:style-name="T61">задания.</text:span></text:p>
        </text:list-item>
        <text:list-item>
          <text:p text:style-name="P62"><text:span text:style-name="T63">Планирование процессов. Планирование в интерактивных системах. Лотерейное планирование. Справедливое планирование. Гарантированное планирование</text:span></text:p>
        </text:list-item>
        <text:list-item>
          <text:p text:style-name="P64"><text:span text:style-name="T65">Планирование процессов. Планирование в системах реального времени. Характеристики планирования в системах реального времени. Алгоритм<text:s/></text:span><text:span text:style-name="T66">RMS</text:span></text:p>
        </text:list-item>
        <text:list-item>
          <text:p text:style-name="P67"><text:span text:style-name="T68">Планирование процессов. Планирование в системах реального времени. Характеристики планирования в системах реального времени. Алгоритм<text:s/></text:span><text:span text:style-name="T69">EDF</text:span></text:p>
        </text:list-item>
        <text:list-item>
          <text:p text:style-name="P70"><text:span text:style-name="T71">Планирование процессов. Планирование в многопроцессорных системах. Принципы разделения времени и совместного использования пространства</text:span></text:p>
        </text:list-item>
        <text:list-item>
          <text:p text:style-name="P72"><text:span text:style-name="T73">Планирование процессов. Планирование в многопроцессорных системах. Бригадное планирование</text:span></text:p>
        </text:list-item>
        <text:list-item>
          <text:p text:style-name="P74"><text:span text:style-name="T75">Планирование процессов. Планирование процессов в<text:s/></text:span><text:span text:style-name="T76">Linux</text:span></text:p>
        </text:list-item>
        <text:list-item>
          <text:p text:style-name="P77"><text:span text:style-name="T78">Планирование процессов. Планирование процессов в<text:s/></text:span><text:span text:style-name="T79">Windows</text:span></text:p>
        </text:list-item>
      </text:list>
      <text:p text:style-name="P80"/>
      <text:p text:style-name="Standard"><text:span text:style-name="T81">Часть 2.</text:span></text:p>
      <text:list text:style-name="WWNum2">
        <text:list-item text:start-value="1">
          <text:p text:style-name="P82"><text:span text:style-name="T83">Управление памятью. Адресные пространства. Понятие свопинга. Общий принцип управления памятью операционной системой. Распределитель памяти ядра. Оценка аллокаторов. Способы отслеживания свободной памяти</text:span></text:p>
        </text:list-item>
        <text:list-item>
          <text:p text:style-name="P84"><text:span text:style-name="T85">Управление памятью. Способы аллокации. Управление памятью при помощи списка свободных элементов, слабые и сильные стороны</text:span></text:p>
        </text:list-item>
        <text:list-item>
          <text:p text:style-name="P86"><text:span text:style-name="T87">Управление памятью. Способы аллокации. Выделение памяти по степени 2, слабые и сильные стороны</text:span></text:p>
        </text:list-item>
        <text:list-item>
          <text:p text:style-name="P88"><text:span text:style-name="T89">Управление памятью. Способы аллокации. Алгоритм Мак-Кьюзика-Кэрелса, слабые и сильные стороны</text:span></text:p>
        </text:list-item>
        <text:list-item>
          <text:p text:style-name="P90"><text:span text:style-name="T91">Управление памятью. Способы аллокации. Алгоритм Двойников, слабые и сильные стороны</text:span></text:p>
        </text:list-item>
        <text:list-item>
          <text:p text:style-name="P92"><text:span text:style-name="T93">Управление памятью. Способы аллокации. Слябовый аллокатор, принцип устройства, сильные и слабые стороны</text:span></text:p>
        </text:list-item>
        <text:list-item>
          <text:p text:style-name="P94"><text:span text:style-name="T95">Страничная организация памяти. Виртуальная память. Общие положения. Таблица страниц.<text:s/></text:span><text:span text:style-name="T96">TLB</text:span><text:span text:style-name="T97">. Поддержка большого объема памяти</text:span></text:p>
        </text:list-item>
        <text:list-item>
          <text:p text:style-name="P98"><text:span text:style-name="T99">Страничная организация памяти. Виртуальная память. Алгоритмы замещения страниц: оптимальный,<text:s/></text:span><text:span text:style-name="T100">FIFO</text:span><text:span text:style-name="T101">, "Второй шанс" и "Часы"</text:span></text:p>
        </text:list-item>
        <text:list-item>
          <text:p text:style-name="P102"><text:span text:style-name="T103">Страничная организация памяти. Виртуальная память. Алгоритмы замещения страниц:<text:s/></text:span><text:span text:style-name="T104">LRU</text:span><text:span text:style-name="T105">,<text:s/></text:span><text:span text:style-name="T106">NFU</text:span></text:p>
        </text:list-item>
        <text:list-item>
          <text:p text:style-name="P107"><text:span text:style-name="T108">Страничная организация памяти. Виртуальная память. Алгоритм замещения страниц "Рабочий набор", "</text:span><text:span text:style-name="T109">WSClock</text:span><text:span text:style-name="T110">"</text:span></text:p>
        </text:list-item>
        <text:list-item>
          <text:p text:style-name="P111"><text:span text:style-name="T112">Страничная организация памяти. Виртуальная память. Оптимизации при работе со страничной памятью, сегментирование</text:span></text:p>
        </text:list-item>
        <text:list-item>
          <text:p text:style-name="P113"><text:span text:style-name="T114">Файловые системы. Общие положения файловых систем. Понятие файла. Структура файла. Типы и характеристики файлов. Понятие Каталога. Операции над файлами и каталогами</text:span></text:p>
        </text:list-item>
        <text:list-item>
          <text:p text:style-name="P115"><text:span text:style-name="T116">Файловые системы. Структура файловой системы. Реализация файлов. Непрерывное размещение файлов и<text:s/></text:span><text:span text:style-name="T117">I</text:span><text:span text:style-name="T118">-узлы. Совместно используемые файлы</text:span></text:p>
        </text:list-item>
        <text:list-item>
          <text:p text:style-name="P119"><text:span text:style-name="T120">Файловые системы. Структура файловой системы. Реализация файлов. Размещение с использованием связанного списка и<text:s/></text:span><text:span text:style-name="T121">FAT</text:span></text:p>
        </text:list-item>
        <text:list-item>
          <text:p text:style-name="P122"><text:span text:style-name="T123">Файловые системы. Структура файловой системы. Реализация каталогов. Оптимизации при поиске в каталогах</text:span></text:p>
        </text:list-item>
        <text:list-item>
          <text:p text:style-name="P124"><text:span text:style-name="T125">Файловые системы. Структура файловой системы. Виртуальные файловые системы. Оптимальный выбор размер размера блока. Принципы отслеживания пустых блоков</text:span></text:p>
        </text:list-item>
        <text:list-item>
          <text:p text:style-name="P126"><text:span text:style-name="T127">Файловые системы. Структура файловой системы. Поддержание непротиворечивости файловой системы. Увеличение производительности при работе с блоками файловой системы. Отображение файлов на оперативную память</text:span></text:p>
        </text:list-item>
        <text:list-item>
          <text:p text:style-name="P128"><text:span text:style-name="T129">Файловые системы. Принципы построения файловых систем в операционной системе<text:s/></text:span><text:span text:style-name="T130">UNIX</text:span><text:span text:style-name="T131">.<text:s/></text:span><text:span text:style-name="T132">Ext</text:span><text:span text:style-name="T133">2,<text:s/></text:span><text:span text:style-name="T134">Ext</text:span><text:span text:style-name="T135">3</text:span></text:p>
        </text:list-item>
        <text:list-item>
          <text:p text:style-name="P136"><text:span text:style-name="T137">Файловые системы. Принцип построения ФС<text:s/></text:span><text:span text:style-name="T138">NTFS</text:span></text:p>
        </text:list-item>
        <text:list-item>
          <text:p text:style-name="P139"><text:span text:style-name="T140">Очереди сообщений. Основные характеристики очередей сообщений</text:span></text:p>
        </text:list-item>
        <text:list-item>
          <text:p text:style-name="P141"><text:span text:style-name="T142">Очереди сообщений. Основные шаблоны отправки сообщений</text:span></text:p>
        </text:list-item>
        <text:list-item>
          <text:p text:style-name="P143"><text:span text:style-name="T144">Безопасность операционных систем. Правила и задачи безопасности. Категории злоумышленников. Краткие положения о криптографических способах защиты</text:span></text:p>
        </text:list-item>
        <text:list-item>
          <text:p text:style-name="P145"><text:span text:style-name="T146">Безопасность операционных систем. Механизмы защиты. Домены защиты. Списки управления доступом. Перечень возможностей. Плюсы и минусы между подходами</text:span></text:p>
        </text:list-item>
        <text:list-item>
          <text:p text:style-name="P147"><text:span text:style-name="T148">Безопасность операционных систем. Дефекты кода, приводящие к ослаблению безопасности ОС (примеры). Отделение данных и кода. Способы проверки входных данных</text:span></text:p>
        </text:list-item>
        <text:list-item>
          <text:p text:style-name="P149"><text:span text:style-name="T150">Безопасность операционных систем. Вредоносное ПО и способы защиты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9694in" text:min-label-width="0.25in" text:list-level-position-and-space-mode="label-alignment">
          <style:list-level-label-alignment text:label-followed-by="listtab" fo:margin-left="2.2194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6895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Евгений Миронов</meta:initial-creator>
    <dc:creator>Nursultan Abdykalykov</dc:creator>
    <meta:creation-date>2025-03-06T22:55:00Z</meta:creation-date>
    <dc:date>2025-03-06T22:55:00Z</dc:date>
    <meta:template xlink:href="Normal" xlink:type="simple"/>
    <meta:editing-cycles>2</meta:editing-cycles>
    <meta:editing-duration>PT0S</meta:editing-duration>
    <meta:user-defined meta:name="AppVersion">16.0000</meta:user-defined>
    <meta:document-statistic meta:page-count="3" meta:paragraph-count="11" meta:word-count="890" meta:character-count="5953" meta:row-count="42" meta:non-whitespace-character-count="5074"/>
  </office:meta>
</office:document-meta>
</file>